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vnd.oasis.opendocument.graphics" manifest:version="1.2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4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5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6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7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8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9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pr1" style:family="presentation" style:parent-style-name="Default_20_1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 style:list-style-name="L1">
      <style:graphic-properties draw:fill-color="#ffffff" draw:auto-grow-height="true" fo:min-height="12.573cm"/>
    </style:style>
    <style:style style:name="pr6" style:family="presentation" style:parent-style-name="Default_20_1-notes" style:list-style-name="L1">
      <style:graphic-properties draw:fill-color="#ffffff" draw:auto-grow-height="true" fo:min-height="12.573cm"/>
    </style:style>
    <style:style style:name="pr7" style:family="presentation" style:parent-style-name="Default_20_1-notes" style:list-style-name="L1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_20_1-notes" style:list-style-name="L1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0.935cm"/>
    </style:style>
    <style:style style:name="pr11" style:family="presentation" style:parent-style-name="Default_20_1-notes" style:list-style-name="L1">
      <style:graphic-properties draw:fill-color="#ffffff" draw:auto-grow-height="true" fo:min-height="12.573cm"/>
    </style:style>
    <style:style style:name="pr12" style:family="presentation" style:parent-style-name="Default_20_1-notes" style:list-style-name="L1">
      <style:graphic-properties draw:fill-color="#ffffff" draw:auto-grow-height="true" fo:min-height="12.573cm"/>
    </style:style>
    <style:style style:name="pr13" style:family="presentation" style:parent-style-name="Default-title">
      <style:graphic-properties draw:auto-grow-height="true" fo:min-height="3.173cm"/>
    </style:style>
    <style:style style:name="pr14" style:family="presentation" style:parent-style-name="Default_20_1-notes" style:list-style-name="L1">
      <style:graphic-properties draw:fill-color="#ffffff" draw:auto-grow-height="true" fo:min-height="12.573cm"/>
    </style:style>
    <style:style style:name="pr15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line-height="150%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58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ffff" fo:font-family="'Liberation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weight="bold"/>
    </style:style>
    <style:style style:name="T10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1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3" draw:layer="layout" svg:width="22.855cm" svg:height="6.087cm" svg:x="3.18cm" svg:y="5.038cm">
          <draw:text-box>
            <text:p text:style-name="P1"><text:span text:style-name="T1">Benchmarking and tuning JBoss EAP session clustering</text:span></text:p>
            <text:p text:style-name="P2"><text:span text:style-name="T2"/></text:p>
          </draw:text-box>
        </draw:frame>
        <draw:frame draw:style-name="gr2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Clustering configuration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 measurements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  <text:list>
                  <text:list-item>
                    <text:p>We're <text:span text:style-name="T4">not</text:span> testing raw clustering performance, but a typical web app with 90% reads / 10% writes</text:p>
                  </text:list-item>
                </text:list>
              </text:list-item>
              <text:list-item>
                <text:p>Side effect</text:p>
                <text:list>
                  <text:list-item>
                    <text:p>Show how to configure an EAP 6 cluster 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38cm">
          <draw:text-box>
            <text:p text:style-name="P1"><text:span text:style-name="T1">Let's take a look at how EAP clustering is implemented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Send modifications to all (or selected) cluster node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an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8.449cm" svg:x="3.18cm" svg:y="5.038cm">
          <draw:text-box>
            <text:p text:style-name="P1"><text:span text:style-name="T5">Let's take a look at the 2 major clustering modes: replication and distribut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replica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5" draw:text-style-name="P10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715cm" svg:y1="8.89cm" svg:x2="19.685cm" svg:y2="8.89cm">
          <text:p/>
        </draw:line>
        <draw:line draw:style-name="gr11" draw:text-style-name="P10" draw:layer="layout" svg:x1="5.715cm" svg:y1="8.89cm" svg:x2="5.715cm" svg:y2="10.795cm">
          <text:p/>
        </draw:line>
        <draw:line draw:style-name="gr11" draw:text-style-name="P10" draw:layer="layout" svg:x1="12.7cm" svg:y1="8.89cm" svg:x2="12.7cm" svg:y2="10.795cm">
          <text:p/>
        </draw:line>
        <draw:line draw:style-name="gr11" draw:text-style-name="P10" draw:layer="layout" svg:x1="19.685cm" svg:y1="8.89cm" svg:x2="19.685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5.715cm" svg:x2="19.685cm" svg:y2="10.795cm">
          <text:p/>
        </draw:line>
        <draw:line draw:style-name="gr11" draw:text-style-name="P10" draw:layer="layout" svg:x1="20.132cm" svg:y1="10.795cm" svg:x2="15.687cm" svg:y2="5.71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”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 (no invalid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62cm" svg:height="13.851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7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7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line draw:style-name="gr12" draw:text-style-name="P10" draw:layer="layout" svg:x1="15.24cm" svg:y1="5.715cm" svg:x2="10.16cm" svg:y2="11.43cm">
          <text:p/>
        </draw:line>
        <draw:line draw:style-name="gr11" draw:text-style-name="P10" draw:layer="layout" svg:x1="12.7cm" svg:y1="8.89cm" svg:x2="15.24cm" svg:y2="11.43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7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54cm" svg:height="0.878cm" svg:x="13.97cm" svg:y="2.932cm">
          <draw:text-box>
            <text:p><text:span text:style-name="T8">write(K2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7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7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7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691cm" svg:height="0.878cm" svg:x="13.97cm" svg:y="2.932cm">
          <draw:text-box>
            <text:p><text:span text:style-name="T8">read(K5)</text:span></text:p>
          </draw:text-box>
        </draw:frame>
        <draw:line draw:style-name="gr11" draw:text-style-name="P10" draw:layer="layout" svg:x1="15.24cm" svg:y1="5.715cm" svg:x2="10.16cm" svg:y2="13.97cm">
          <text:p/>
        </draw:line>
        <draw:line draw:style-name="gr11" draw:text-style-name="P10" draw:layer="layout" svg:x1="10.577cm" svg:y1="13.814cm" svg:x2="15.657cm" svg:y2="5.559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5">Now let's take a look at the perf test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8" draw:text-style-name="P14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10 attributes </text:p>
                    <text:list>
                      <text:list-item>
                        <text:p>Each attribute has a 1K buffer (byte[]) as value</text:p>
                      </text:list-item>
                    </text:list>
                  </text:list-item>
                  <text:list-item>
                    <text:p text:style-name="P6">Loops 100'000 times (work stealing)</text:p>
                    <text:list>
                      <text:list-item>
                        <text:p text:style-name="P6">With a 10% chance, writes a random key, <text:span text:style-name="T9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est environme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Hardware</text:p>
                <text:list>
                  <text:list-item>
                    <text:p>HP DL360 G7 dual socket, 4 core E5640 Nehalem, 2.66 GHz, 32GB RAM</text:p>
                  </text:list-item>
                  <text:list-item>
                    <text:p>1GB network</text:p>
                  </text:list-item>
                  <text:list-item>
                    <text:p>JVM: 1.6.0_31</text:p>
                  </text:list-item>
                  <text:list-item>
                    <text:p>JVM options: -Xms256m -Xmx1g -server</text:p>
                  </text:list-item>
                  <text:list-item>
                    <text:p>8 physical boxes for EAP instances</text:p>
                    <text:list>
                      <text:list-item>
                        <text:p>When benching 12 and 16 instances, we run 2 EAP instances on some (12) or all (16) boxes</text:p>
                        <text:list>
                          <text:list-item>
                            <text:p>Competing for CPU / memory / network acc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Configuration of the EAP cluster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 / mod-cluster (httpd.conf)</text:p>
          </draw:text-box>
        </draw:frame>
        <draw:custom-shape draw:style-name="gr13" draw:text-style-name="P15" draw:layer="layout" svg:width="20.532cm" svg:height="14.307cm" svg:x="1.27cm" svg:y="3.175cm">
          <text:p text:style-name="P15"><text:span text:style-name="T10">MaxRequestsPerChild 0</text:span></text:p>
          <text:p text:style-name="P15"><text:span text:style-name="T10">ServerLimit 20</text:span></text:p>
          <text:p text:style-name="P15"><text:span text:style-name="T10">ThreadsPerChild 50</text:span></text:p>
          <text:p text:style-name="P15"><text:span text:style-name="T10">MaxClients 1000</text:span></text:p>
          <text:p text:style-name="P15"><text:span text:style-name="T10"/></text:p>
          <text:p text:style-name="P15"><text:span text:style-name="T10">&lt;IfModule manager_module&gt;</text:span></text:p>
          <text:p text:style-name="P15"><text:span text:style-name="T10"><text:s text:c="2"/></text:span><text:span text:style-name="T10">Listen 8000</text:span></text:p>
          <text:p text:style-name="P15"><text:span text:style-name="T10"><text:s text:c="2"/></text:span><text:span text:style-name="T10">&lt;VirtualHost *:8000&gt;</text:span></text:p>
          <text:p text:style-name="P15"><text:span text:style-name="T10"><text:s text:c="4"/></text:span><text:span text:style-name="T10">&lt;Location /&gt;</text:span></text:p>
          <text:p text:style-name="P15"><text:span text:style-name="T10"><text:s text:c="5"/></text:span><text:span text:style-name="T10">Order deny,allow</text:span></text:p>
          <text:p text:style-name="P15"><text:span text:style-name="T10"><text:s text:c="5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><text:s text:c="4"/></text:span><text:span text:style-name="T10">EnableMCPMReceive</text:span></text:p>
          <text:p text:style-name="P15"><text:span text:style-name="T10"><text:s text:c="4"/></text:span><text:span text:style-name="T10">&lt;Location /mod_cluster_manager&gt;</text:span></text:p>
          <text:p text:style-name="P15"><text:span text:style-name="T10"><text:s text:c="7"/></text:span><text:span text:style-name="T10">SetHandler mod_cluster-manager</text:span></text:p>
          <text:p text:style-name="P15"><text:span text:style-name="T10"><text:s text:c="7"/></text:span><text:span text:style-name="T10">Order deny,allow</text:span></text:p>
          <text:p text:style-name="P15"><text:span text:style-name="T10"><text:s text:c="7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><text:s text:c="2"/></text:span><text:span text:style-name="T10">&lt;/VirtualHost&gt;</text:span></text:p>
          <text:p text:style-name="P15"><text:span text:style-name="T10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configuration (standalone-ha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Address of httpd / mod-cluster:</text:p>
              </text:list-item>
            </text:list>
          </draw:text-box>
        </draw:frame>
        <draw:custom-shape draw:style-name="gr14" draw:text-style-name="P15" draw:layer="layout" svg:width="22.86cm" svg:height="2.54cm" svg:x="1.27cm" svg:y="5.08cm">
          <text:p text:style-name="P15"><text:span text:style-name="T10">&lt;subsystem xmlns="urn:jboss:domain:modcluster:1.1"&gt;</text:span></text:p>
          <text:p text:style-name="P15"><text:span text:style-name="T10"><text:s text:c="7"/></text:span><text:span text:style-name="T10">&lt;mod-cluster-config proxy-list="</text:span><text:span text:style-name="T11">cluster09:8000</text:span><text:span text:style-name="T10">" advertise="false"/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Cache configuration:</text:p>
              </text:list-item>
            </text:list>
          </draw:text-box>
        </draw:frame>
        <draw:custom-shape draw:style-name="gr15" draw:text-style-name="P15" draw:layer="layout" svg:width="23.514cm" svg:height="6.91cm" svg:x="1.295cm" svg:y="9.6cm">
          <text:p text:style-name="P15"><text:span text:style-name="T10">&lt;subsystem xmlns="urn:jboss:domain:infinispan:1.2"&gt;</text:span></text:p>
          <text:p text:style-name="P15"><text:span text:style-name="T10"><text:s text:c="4"/></text:span><text:span text:style-name="T10">&lt;cache-container name="</text:span><text:span text:style-name="T11">web</text:span><text:span text:style-name="T10">" default-cache="</text:span><text:span text:style-name="T11">repl-sync</text:span><text:span text:style-name="T10">"&gt;</text:span></text:p>
          <text:p text:style-name="P15"><text:span text:style-name="T10"><text:s text:c="8"/></text:span><text:span text:style-name="T10">&lt;transport stack="</text:span><text:span text:style-name="T11">udp</text:span><text:span text:style-name="T10">"/&gt;</text:span></text:p>
          <text:p text:style-name="P15"><text:span text:style-name="T10"><text:s text:c="8"/></text:span><text:span text:style-name="T10">&lt;replicated-cache name="</text:span><text:span text:style-name="T11">repl-async</text:span><text:span text:style-name="T10">" mode="ASYNC"/&gt;</text:span></text:p>
          <text:p text:style-name="P15"><text:span text:style-name="T10"><text:s text:c="8"/></text:span><text:span text:style-name="T10">&lt;replicated-cache name="</text:span><text:span text:style-name="T11">repl-sync</text:span><text:span text:style-name="T10">" mode="SYNC"/&gt;</text:span></text:p>
          <text:p text:style-name="P15"><text:span text:style-name="T10"><text:s text:c="8"/></text:span><text:span text:style-name="T10">&lt;distributed-cache name="</text:span><text:span text:style-name="T11">dist-async</text:span><text:span text:style-name="T10">" owners="2" mode="ASYNC"/&gt;</text:span></text:p>
          <text:p text:style-name="P15"><text:span text:style-name="T10"><text:s text:c="8"/></text:span><text:span text:style-name="T10">&lt;distributed-cache name="</text:span><text:span text:style-name="T11">dist-sync</text:span><text:span text:style-name="T10">" owners="2" mode="SYNC"/&gt;</text:span></text:p>
          <text:p text:style-name="P15"><text:span text:style-name="T10"><text:s text:c="4"/></text:span><text:span text:style-name="T10">&lt;/cache-container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configuration (standalone-ha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Transport:</text:p>
              </text:list-item>
            </text:list>
          </draw:text-box>
        </draw:frame>
        <draw:custom-shape draw:style-name="gr16" draw:text-style-name="P15" draw:layer="layout" svg:width="24.765cm" svg:height="12.7cm" svg:x="1.265cm" svg:y="5.08cm">
          <text:p text:style-name="P15"><text:span text:style-name="T10">&lt;subsystem xmlns="urn:jboss:domain:jgroups:1.1" default-stack="udp"&gt;</text:span></text:p>
          <text:p text:style-name="P15"><text:span text:style-name="T10"><text:s text:c="4"/></text:span><text:span text:style-name="T10">&lt;stack name="</text:span><text:span text:style-name="T11">udp</text:span><text:span text:style-name="T10">"&gt;</text:span></text:p>
          <text:p text:style-name="P15"><text:span text:style-name="T10"><text:s text:c="8"/></text:span><text:span text:style-name="T10">&lt;transport type="UDP" socket-binding="jgroups-udp"/&gt;</text:span></text:p>
          <text:p text:style-name="P15"><text:span text:style-name="T10"><text:s text:c="8"/></text:span><text:span text:style-name="T10">&lt;protocol type="PING"/&gt;</text:span></text:p>
          <text:p text:style-name="P15"><text:span text:style-name="T10"><text:s text:c="8"/></text:span><text:span text:style-name="T10">&lt;protocol type="FD_SOCK" socket-binding="jgroups-udp-fd"/&gt;</text:span></text:p>
          <text:p text:style-name="P15"><text:span text:style-name="T10"><text:s text:c="8"/></text:span><text:span text:style-name="T10">&lt;protocol type="pbcast.NAKACK"/&gt;</text:span></text:p>
          <text:p text:style-name="P15"><text:span text:style-name="T10"><text:s text:c="8"/></text:span><text:span text:style-name="T10">&lt;protocol type="UNICAST2"/&gt;</text:span></text:p>
          <text:p text:style-name="P15"><text:span text:style-name="T10"><text:s text:c="8"/></text:span><text:span text:style-name="T10">&lt;protocol type="pbcast.STABLE"/&gt;</text:span></text:p>
          <text:p text:style-name="P15"><text:span text:style-name="T10"><text:s text:c="8"/></text:span><text:span text:style-name="T10">&lt;protocol type="pbcast.GMS"/&gt;</text:span></text:p>
          <text:p text:style-name="P15"><text:span text:style-name="T10"><text:s text:c="8"/></text:span><text:span text:style-name="T10">&lt;protocol type="FRAG2"/&gt;</text:span></text:p>
          <text:p text:style-name="P15"><text:span text:style-name="T10"><text:s text:c="4"/></text:span><text:span text:style-name="T10">&lt;/stack&gt;</text:span></text:p>
          <text:p text:style-name="P15"><text:span text:style-name="T10"><text:s text:c="4"/></text:span><text:span text:style-name="T10">&lt;stack name="</text:span><text:span text:style-name="T11">tcp</text:span><text:span text:style-name="T10">"&gt;</text:span></text:p>
          <text:p text:style-name="P15"><text:span text:style-name="T10"><text:s text:c="8"/></text:span><text:span text:style-name="T10">&lt;transport type="TCP" socket-binding="jgroups-tcp"/&gt;</text:span></text:p>
          <text:p text:style-name="P15"><text:span text:style-name="T10"><text:s text:c="8"/></text:span><text:span text:style-name="T10">&lt;protocol type="MPING" socket-binding="jgroups-mping"/&gt;</text:span></text:p>
          <text:p text:style-name="P15"><text:span text:style-name="T10"><text:s text:c="8"/></text:span><text:span text:style-name="T10">...</text:span></text:p>
          <text:p text:style-name="P15"><text:span text:style-name="T10"><text:s text:c="4"/></text:span><text:span text:style-name="T10">&lt;/stack&gt;</text:span></text:p>
          <text:p text:style-name="P15"><text:span text:style-name="T10">&lt;/subsystem&gt;</text:span></text:p>
          <text:p text:style-name="P15"><text:span text:style-name="T10"/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ebapp configuration (web.war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WEB-INF/web.xml:</text:p>
              </text:list-item>
            </text:list>
          </draw:text-box>
        </draw:frame>
        <draw:custom-shape draw:style-name="gr17" draw:text-style-name="P15" draw:layer="layout" svg:width="22.86cm" svg:height="2.54cm" svg:x="1.27cm" svg:y="5.08cm">
          <text:p text:style-name="P15"><text:span text:style-name="T10">...</text:span></text:p>
          <text:p text:style-name="P15"><text:span text:style-name="T10">&lt;distributable/&gt;</text:span></text:p>
          <text:p text:style-name="P15"><text:span text:style-name="T10">...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WEB-INF/jboss-web.xml</text:p>
              </text:list-item>
            </text:list>
          </draw:text-box>
        </draw:frame>
        <draw:custom-shape draw:style-name="gr18" draw:text-style-name="P15" draw:layer="layout" svg:width="23.514cm" svg:height="4.37cm" svg:x="1.295cm" svg:y="9.6cm">
          <text:p text:style-name="P15"><text:span text:style-name="T10">&lt;replication-config&gt;</text:span></text:p>
          <text:p text:style-name="P15"><text:span text:style-name="T10"><text:s text:c="5"/></text:span><text:span text:style-name="T10">&lt;cache-name&gt;</text:span><text:span text:style-name="T11">web.repl-async</text:span><text:span text:style-name="T10">&lt;/cache-name&gt;</text:span></text:p>
          <text:p text:style-name="P15"><text:span text:style-name="T10"><text:s text:c="5"/></text:span><text:span text:style-name="T10">&lt;replication-granularity&gt;</text:span><text:span text:style-name="T11">ATTRIBUTE</text:span><text:span text:style-name="T10">&lt;/replication-granularity&gt;</text:span></text:p>
          <text:p text:style-name="P15"><text:span text:style-name="T10"><text:s text:c="5"/></text:span><text:span text:style-name="T10">&lt;replication-trigger&gt;</text:span><text:span text:style-name="T11">SET</text:span><text:span text:style-name="T10">&lt;/replication-trigger&gt;</text:span></text:p>
          <text:p text:style-name="P15"><text:span text:style-name="T10">&lt;/replication-config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5">Last but not least: performance number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1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est setu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400 clients execute 100'000 HTTP requests</text:p>
              </text:list-item>
              <text:list-item>
                <text:p>90% of the requests are reads, 10% are writes</text:p>
              </text:list-item>
              <text:list-item>
                <text:p>Each client does the following (num-reqs=100000):</text:p>
              </text:list-item>
            </text:list>
          </draw:text-box>
        </draw:frame>
        <draw:custom-shape draw:style-name="gr19" draw:text-style-name="P15" draw:layer="layout" svg:width="23.514cm" svg:height="5.023cm" svg:x="1.276cm" svg:y="9.582cm">
          <text:p text:style-name="P15"><text:span text:style-name="T10">- Create a session</text:span></text:p>
          <text:p text:style-name="P15"><text:span text:style-name="T10">- while num-reqs &gt; 0:</text:span></text:p>
          <text:p text:style-name="P15"><text:span text:style-name="T10"><text:s text:c="6"/></text:span><text:span text:style-name="T10">- with a 90% chance: read a random attribute (1-10), or,</text:span></text:p>
          <text:p text:style-name="P15"><text:span text:style-name="T10"><text:s text:c="6"/></text:span><text:span text:style-name="T10">- with a 10% chance: write a random attribute</text:span></text:p>
          <text:p text:style-name="P15"><text:span text:style-name="T10"><text:s text:c="6"/></text:span><text:span text:style-name="T10">- decrement num-reqs</text:span></text:p>
          <text:p text:style-name="P15"><text:span text:style-name="T10">- Destroy the session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Base line</text:p>
          </draw:text-box>
        </draw:frame>
        <draw:frame draw:style-name="gr4" draw:layer="layout" svg:width="25.4cm" svg:height="13.335cm" svg:x="1.27cm" svg:y="3.17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Unoptimized numbers</text:p>
          </draw:text-box>
        </draw:frame>
        <draw:frame presentation:style-name="pr10" draw:layer="layout" svg:width="25.199cm" svg:height="5.653cm" svg:x="1.27cm" svg:y="3.81cm" presentation:class="outline" presentation:user-transformed="true">
          <draw:text-box>
            <text:list text:style-name="L2">
              <text:list-item>
                <text:p>replication-granularity=SESSION (default)</text:p>
                <text:list>
                  <text:list-item>
                    <text:p>Each request triggers replication of all attributes (10K)</text:p>
                  </text:list-item>
                </text:list>
              </text:list-item>
              <text:list-item>
                <text:p>replication-trigger=SET_AND_NON_PRIMITIVE_GET</text:p>
                <text:list>
                  <text:list-item>
                    <text:p>Each request triggers replication (even rea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UDP</text:p>
          </draw:text-box>
        </draw:frame>
        <draw:frame draw:style-name="gr4" draw:layer="layout" svg:width="24.877cm" svg:height="12.227cm" svg:x="1.567cm" svg:y="4.37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CP versus UDP</text:p>
          </draw:text-box>
        </draw:frame>
        <draw:frame draw:style-name="gr4" draw:layer="layout" svg:width="25.1cm" svg:height="13.84cm" svg:x="1.456cm" svg:y="3.572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hanging the replication granularity</text:p>
          </draw:text-box>
        </draw:frame>
        <draw:frame draw:style-name="gr4" draw:layer="layout" svg:width="25.026cm" svg:height="14.565cm" svg:x="1.493cm" svg:y="3.20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hanging the replication trigger</text:p>
          </draw:text-box>
        </draw:frame>
        <draw:frame draw:style-name="gr4" draw:layer="layout" svg:width="25.223cm" svg:height="15.011cm" svg:x="1.394cm" svg:y="2.98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Tuning tip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</text:p>
          </draw:text-box>
        </draw:frame>
        <draw:frame presentation:style-name="pr3" draw:layer="layout" svg:width="25.199cm" svg:height="13.435cm" svg:x="1.471cm" svg:y="3.7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 <text:span text:style-name="T9">not</text:span> use Maxsessionid in httpd.conf !</text:p>
              </text:list-item>
              <text:list-item>
                <text:p>Install httpd in a local file system</text:p>
                <text:list>
                  <text:list-item>
                    <text:p>NFS kills performance</text:p>
                    <text:list>
                      <text:list-item>
                        <text:p>Example: moving from NFS to /tmp increased local webapp access from 17'000 to 31'000 requests / sec</text:p>
                      </text:list-item>
                    </text:list>
                  </text:list-item>
                </text:list>
              </text:list-item>
              <text:list-item>
                <text:p>Decrease logging verbosity</text:p>
                <text:list>
                  <text:list-item>
                    <text:p>Remove or curtail access_log (can become big)<text:tab/></text:p>
                  </text:list-item>
                  <text:list-item>
                    <text:p>Log rotation is your fri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3" draw:layer="layout" svg:width="25.199cm" svg:height="3.173cm" svg:x="1.4cm" svg:y="0.637cm" presentation:class="title">
          <draw:text-box>
            <text:p>Infinispan</text:p>
          </draw:text-box>
        </draw:frame>
        <draw:frame presentation:style-name="pr3" draw:layer="layout" svg:width="25.834cm" svg:height="13.879cm" svg:x="1.471cm" svg:y="3.175cm" presentation:class="outline" presentation:user-transformed="true">
          <draw:text-box>
            <text:list text:style-name="L2">
              <text:list-item>
                <text:p>Use of repl queue for async replication seems to be counter-productive !</text:p>
                <text:list>
                  <text:list-item>
                    <text:p>With: 18'000, without: 30'000 reqs/s (repl-async, 2 nodes)</text:p>
                  </text:list-item>
                  <text:list-item>
                    <text:p>Generates bursts rather than steady stream</text:p>
                  </text:list-item>
                  <text:list-item>
                    <text:p>Memory increase if generation rate &gt; send rate</text:p>
                  </text:list-item>
                  <text:list-item>
                    <text:p>JGroups already performs batching</text:p>
                  </text:list-item>
                </text:list>
              </text:list-item>
              <text:list-item>
                <text:p>Turn L1 cache off for sessions</text:p>
                <text:list>
                  <text:list-item>
                    <text:p>The session is always in the local cache</text:p>
                  </text:list-item>
                  <text:list-item>
                    <text:p>Generates invalidation traffic</text:p>
                  </text:list-item>
                  <text:list-item>
                    <text:p>Memory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-web.xm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-granularity (SESSION, ATTRIBUTE)</text:p>
                <text:list>
                  <text:list-item>
                    <text:p>SESSION is default (replicates everything)</text:p>
                    <text:list>
                      <text:list-item>
                        <text:p>Change this to ATTRIBUTE</text:p>
                      </text:list-item>
                    </text:list>
                  </text:list-item>
                </text:list>
              </text:list-item>
              <text:list-item>
                <text:p>replication-trigger (SET, SANPG)</text:p>
                <text:list>
                  <text:list-item>
                    <text:p>SET_AND_NON_PRIMITIVE_GET is default</text:p>
                    <text:list>
                      <text:list-item>
                        <text:p>In our test, byte[] buffers as session values are non-primitive</text:p>
                        <text:list>
                          <text:list-item>
                            <text:p>Even GETs would trigger replication !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lication-mode (ASYNC, SYNC)</text:p>
                <text:list>
                  <text:list-item>
                    <text:p>SYNC is good enough with non-extreme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5">Conclus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or replication ?</text:p>
          </draw:text-box>
        </draw:frame>
        <draw:frame presentation:style-name="pr3" draw:layer="layout" svg:width="25.199cm" svg:height="14.631cm" svg:x="1.471cm" svg:y="3.372cm" presentation:class="outline" presentation:user-transformed="true">
          <draw:text-box>
            <text:list text:style-name="L2">
              <text:list-item>
                <text:p>ATTRIBUTE and SET are best in most cases</text:p>
              </text:list-item>
              <text:list-item>
                <text:p>Use replication when</text:p>
                <text:list>
                  <text:list-item>
                    <text:p>Cluster size is small and data is small</text:p>
                  </text:list-item>
                  <text:list-item>
                    <text:p>Data * cluster_size &lt; allocated heap</text:p>
                  </text:list-item>
                  <text:list-item>
                    <text:p>Reads are fast, no rebalancing</text:p>
                  </text:list-item>
                </text:list>
              </text:list-item>
              <text:list-item>
                <text:p>Use distribution when</text:p>
                <text:list>
                  <text:list-item>
                    <text:p>The data is big or the cluster is large</text:p>
                  </text:list-item>
                  <text:list-item>
                    <text:p>Access cost is constant</text:p>
                  </text:list-item>
                </text:list>
              </text:list-item>
              <text:list-item>
                <text:p>Async when we have (session) stickiness</text:p>
              </text:list-item>
              <text:list-item>
                <text:p>Sync when we don'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12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5-29T13:20:22</dc:date>
    <dc:language>en-US</dc:language>
    <meta:editing-cycles>264</meta:editing-cycles>
    <meta:editing-duration>P9DT5H44M17S</meta:editing-duration>
    <dc:creator>Bela Ban</dc:creator>
    <meta:document-statistic meta:object-count="26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027cm" svg:height="14.566cm" xlink:href="." xlink:type="simple" chart:class="chart:line" chart:style-name="ch1">
        <chart:title svg:x="8.723cm" svg:y="0.427cm" chart:style-name="ch2">
          <text:p>replication-granularity=ATTRIBUTE</text:p>
        </chart:title>
        <chart:legend chart:legend-position="end" svg:x="21.195cm" svg:y="5.943cm" style:legend-expansion="high" chart:style-name="ch3"/>
        <chart:plot-area chart:style-name="ch4" chart:data-source-has-labels="both" svg:x="1.504cm" svg:y="2.095cm" svg:width="18.691cm" svg:height="11.206cm">
          <chartooo:coordinate-region svg:x="2.792cm" svg:y="2.303cm" svg:width="17.194cm" svg:height="10.333cm"/>
          <chart:axis chart:dimension="x" chart:name="primary-x" chart:style-name="ch5" chartooo:axis-type="auto">
            <chartooo:date-scale/>
            <chart:title svg:x="10.325cm" svg:y="13.593cm" chart:style-name="ch6">
              <text:p>Nodes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8.792cm" chart:style-name="ch7">
              <text:p>Requests / sec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series chart:style-name="ch13" chart:values-cell-range-address="local-table.$B$6:.$F$6" chart:label-cell-address="local-table.$A$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n-replicated</text:p>
              </table:table-cell>
              <table:table-cell office:value-type="float" office:value="30478">
                <text:p>30478</text:p>
              </table:table-cell>
              <table:table-cell office:value-type="float" office:value="29708">
                <text:p>29708</text:p>
              </table:table-cell>
              <table:table-cell office:value-type="float" office:value="30534">
                <text:p>30534</text:p>
              </table:table-cell>
              <table:table-cell office:value-type="float" office:value="29967">
                <text:p>29967</text:p>
              </table:table-cell>
              <table:table-cell office:value-type="float" office:value="31230">
                <text:p>31230</text:p>
              </table:table-cell>
            </table:table-row>
            <table:table-row>
              <table:table-cell office:value-type="string">
                <text:p>repl-sync</text:p>
              </table:table-cell>
              <table:table-cell office:value-type="float" office:value="9455">
                <text:p>9455</text:p>
              </table:table-cell>
              <table:table-cell office:value-type="float" office:value="10036">
                <text:p>10036</text:p>
              </table:table-cell>
              <table:table-cell office:value-type="float" office:value="10031">
                <text:p>10031</text:p>
              </table:table-cell>
              <table:table-cell office:value-type="float" office:value="8030">
                <text:p>8030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repl-async</text:p>
              </table:table-cell>
              <table:table-cell office:value-type="float" office:value="27571">
                <text:p>27571</text:p>
              </table:table-cell>
              <table:table-cell office:value-type="float" office:value="24160">
                <text:p>24160</text:p>
              </table:table-cell>
              <table:table-cell office:value-type="float" office:value="23223">
                <text:p>23223</text:p>
              </table:table-cell>
              <table:table-cell office:value-type="float" office:value="20738">
                <text:p>20738</text:p>
              </table:table-cell>
              <table:table-cell office:value-type="float" office:value="21815">
                <text:p>21815</text:p>
              </table:table-cell>
            </table:table-row>
            <table:table-row>
              <table:table-cell office:value-type="string">
                <text:p>dist-sync</text:p>
              </table:table-cell>
              <table:table-cell office:value-type="float" office:value="8924">
                <text:p>8924</text:p>
              </table:table-cell>
              <table:table-cell office:value-type="float" office:value="23957">
                <text:p>23957</text:p>
              </table:table-cell>
              <table:table-cell office:value-type="float" office:value="28097">
                <text:p>28097</text:p>
              </table:table-cell>
              <table:table-cell office:value-type="float" office:value="28224">
                <text:p>28224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string">
                <text:p>dist-async</text:p>
              </table:table-cell>
              <table:table-cell office:value-type="float" office:value="9929">
                <text:p>9929</text:p>
              </table:table-cell>
              <table:table-cell office:value-type="float" office:value="24485">
                <text:p>24485</text:p>
              </table:table-cell>
              <table:table-cell office:value-type="float" office:value="29265">
                <text:p>29265</text:p>
              </table:table-cell>
              <table:table-cell office:value-type="float" office:value="27886">
                <text:p>27886</text:p>
              </table:table-cell>
              <table:table-cell office:value-type="float" office:value="28473">
                <text:p>284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224cm" svg:height="15.012cm" xlink:href="." xlink:type="simple" chart:class="chart:line" chart:style-name="ch1">
        <chart:title svg:x="10.015cm" svg:y="0.436cm" chart:style-name="ch2">
          <text:p>Replication-trigger=SET</text:p>
        </chart:title>
        <chart:legend chart:legend-position="end" svg:x="20.614cm" svg:y="5.908cm" style:legend-expansion="high" chart:style-name="ch3"/>
        <chart:plot-area chart:style-name="ch4" chart:data-source-has-labels="both" svg:x="1.508cm" svg:y="2.131cm" svg:width="18.098cm" svg:height="11.607cm">
          <chartooo:coordinate-region svg:x="2.796cm" svg:y="2.339cm" svg:width="16.601cm" svg:height="10.734cm"/>
          <chart:axis chart:dimension="x" chart:name="primary-x" chart:style-name="ch5" chartooo:axis-type="auto">
            <chartooo:date-scale/>
            <chart:title svg:x="10.033cm" svg:y="14.039cm" chart:style-name="ch6">
              <text:p>Nodes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9.028cm" chart:style-name="ch7">
              <text:p>Requests / sec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series chart:style-name="ch13" chart:values-cell-range-address="local-table.$B$6:.$F$6" chart:label-cell-address="local-table.$A$6" chart:class="chart:line">
            <chart:data-point chart:repeated="5"/>
          </chart:series>
          <chart:series chart:style-name="ch14" chart:values-cell-range-address="local-table.$B$7:.$F$7" chart:label-cell-address="local-table.$A$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n-replicated</text:p>
              </table:table-cell>
              <table:table-cell office:value-type="float" office:value="30478">
                <text:p>30478</text:p>
              </table:table-cell>
              <table:table-cell office:value-type="float" office:value="29708">
                <text:p>29708</text:p>
              </table:table-cell>
              <table:table-cell office:value-type="float" office:value="30534">
                <text:p>30534</text:p>
              </table:table-cell>
              <table:table-cell office:value-type="float" office:value="29967">
                <text:p>29967</text:p>
              </table:table-cell>
              <table:table-cell office:value-type="float" office:value="31230">
                <text:p>31230</text:p>
              </table:table-cell>
            </table:table-row>
            <table:table-row>
              <table:table-cell office:value-type="string">
                <text:p>repl-sync</text:p>
              </table:table-cell>
              <table:table-cell office:value-type="float" office:value="30238">
                <text:p>30238</text:p>
              </table:table-cell>
              <table:table-cell office:value-type="float" office:value="30111">
                <text:p>30111</text:p>
              </table:table-cell>
              <table:table-cell office:value-type="float" office:value="31230">
                <text:p>31230</text:p>
              </table:table-cell>
              <table:table-cell office:value-type="float" office:value="29231">
                <text:p>29231</text:p>
              </table:table-cell>
              <table:table-cell office:value-type="float" office:value="30646">
                <text:p>30646</text:p>
              </table:table-cell>
            </table:table-row>
            <table:table-row>
              <table:table-cell office:value-type="string">
                <text:p>repl-async</text:p>
              </table:table-cell>
              <table:table-cell office:value-type="float" office:value="30902">
                <text:p>30902</text:p>
              </table:table-cell>
              <table:table-cell office:value-type="float" office:value="29137">
                <text:p>29137</text:p>
              </table:table-cell>
              <table:table-cell office:value-type="float" office:value="31297">
                <text:p>31297</text:p>
              </table:table-cell>
              <table:table-cell office:value-type="float" office:value="29753">
                <text:p>29753</text:p>
              </table:table-cell>
              <table:table-cell office:value-type="float" office:value="30562">
                <text:p>30562</text:p>
              </table:table-cell>
            </table:table-row>
            <table:table-row>
              <table:table-cell office:value-type="string">
                <text:p>dist-sync</text:p>
              </table:table-cell>
              <table:table-cell office:value-type="float" office:value="29146">
                <text:p>29146</text:p>
              </table:table-cell>
              <table:table-cell office:value-type="float" office:value="30740">
                <text:p>30740</text:p>
              </table:table-cell>
              <table:table-cell office:value-type="float" office:value="29673">
                <text:p>29673</text:p>
              </table:table-cell>
              <table:table-cell office:value-type="float" office:value="28752">
                <text:p>28752</text:p>
              </table:table-cell>
              <table:table-cell office:value-type="float" office:value="29274">
                <text:p>29274</text:p>
              </table:table-cell>
            </table:table-row>
            <table:table-row>
              <table:table-cell office:value-type="string">
                <text:p>dist-async</text:p>
              </table:table-cell>
              <table:table-cell office:value-type="float" office:value="29325">
                <text:p>29325</text:p>
              </table:table-cell>
              <table:table-cell office:value-type="float" office:value="29137">
                <text:p>29137</text:p>
              </table:table-cell>
              <table:table-cell office:value-type="float" office:value="30084">
                <text:p>30084</text:p>
              </table:table-cell>
              <table:table-cell office:value-type="float" office:value="30515">
                <text:p>30515</text:p>
              </table:table-cell>
              <table:table-cell office:value-type="float" office:value="29385">
                <text:p>29385</text:p>
              </table:table-cell>
            </table:table-row>
            <table:table-row>
              <table:table-cell office:value-type="string">
                <text:p>EAP 4.x (2008 test)</text:p>
              </table:table-cell>
              <table:table-cell office:value-type="float" office:value="NaN">
                <text:p>NaN</text:p>
              </table:table-cell>
              <table:table-cell office:value-type="float" office:value="8606">
                <text:p>8606</text:p>
              </table:table-cell>
              <table:table-cell office:value-type="float" office:value="9607">
                <text:p>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1.153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1.153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1.153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1.153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1.153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1.153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3.336cm" xlink:href="." xlink:type="simple" chart:class="chart:line" chart:style-name="ch1">
        <chart:title svg:x="11.088cm" svg:y="0.402cm" chart:style-name="ch2">
          <text:p>Non-replicated</text:p>
        </chart:title>
        <chart:legend chart:legend-position="end" svg:x="20.506cm" svg:y="5.844cm" style:legend-expansion="high" chart:style-name="ch3"/>
        <chart:plot-area chart:style-name="ch4" chart:data-source-has-labels="both" svg:x="1.512cm" svg:y="1.995cm" svg:width="17.978cm" svg:height="10.101cm">
          <chartooo:coordinate-region svg:x="2.8cm" svg:y="2.203cm" svg:width="16.481cm" svg:height="9.228cm"/>
          <chart:axis chart:dimension="x" chart:name="primary-x" chart:style-name="ch5" chartooo:axis-type="auto">
            <chartooo:date-scale/>
            <chart:title svg:x="9.977cm" svg:y="12.363cm" chart:style-name="ch6">
              <text:p>Nodes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8.139cm" chart:style-name="ch7">
              <text:p>Requests / sec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Static: index.html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string">
                <text:p>Static: web/static.jsp</text:p>
              </table:table-cell>
              <table:table-cell office:value-type="float" office:value="30376">
                <text:p>30376</text:p>
              </table:table-cell>
              <table:table-cell office:value-type="float" office:value="32041">
                <text:p>32041</text:p>
              </table:table-cell>
              <table:table-cell office:value-type="float" office:value="31150">
                <text:p>31150</text:p>
              </table:table-cell>
              <table:table-cell office:value-type="float" office:value="30599">
                <text:p>30599</text:p>
              </table:table-cell>
              <table:table-cell office:value-type="float" office:value="30826">
                <text:p>30826</text:p>
              </table:table-cell>
            </table:table-row>
            <table:table-row>
              <table:table-cell office:value-type="string">
                <text:p>Local (not replicated)</text:p>
              </table:table-cell>
              <table:table-cell office:value-type="float" office:value="30478">
                <text:p>30478</text:p>
              </table:table-cell>
              <table:table-cell office:value-type="float" office:value="29708">
                <text:p>29708</text:p>
              </table:table-cell>
              <table:table-cell office:value-type="float" office:value="30534">
                <text:p>30534</text:p>
              </table:table-cell>
              <table:table-cell office:value-type="float" office:value="29967">
                <text:p>29967</text:p>
              </table:table-cell>
              <table:table-cell office:value-type="float" office:value="31230">
                <text:p>312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78cm" svg:height="12.228cm" xlink:href="." xlink:type="simple" chart:class="chart:line" chart:style-name="ch1">
        <chart:title svg:x="10.321cm" svg:y="0.38cm" chart:style-name="ch2">
          <text:p>UDP non-optimized</text:p>
        </chart:title>
        <chart:legend chart:legend-position="end" svg:x="21.046cm" svg:y="4.774cm" style:legend-expansion="high" chart:style-name="ch3"/>
        <chart:plot-area chart:style-name="ch4" chart:data-source-has-labels="both" svg:x="1.501cm" svg:y="1.907cm" svg:width="18.551cm" svg:height="9.103cm">
          <chartooo:coordinate-region svg:x="2.789cm" svg:y="2.115cm" svg:width="17.054cm" svg:height="8.23cm"/>
          <chart:axis chart:dimension="x" chart:name="primary-x" chart:style-name="ch5" chartooo:axis-type="auto">
            <chartooo:date-scale/>
            <chart:title svg:x="10.252cm" svg:y="11.255cm" chart:style-name="ch6">
              <text:p>Nodes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7.552cm" chart:style-name="ch7">
              <text:p>Requests / sec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series chart:style-name="ch13" chart:values-cell-range-address="local-table.$B$6:.$F$6" chart:label-cell-address="local-table.$A$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n-replicated</text:p>
              </table:table-cell>
              <table:table-cell office:value-type="float" office:value="30478">
                <text:p>30478</text:p>
              </table:table-cell>
              <table:table-cell office:value-type="float" office:value="29708">
                <text:p>29708</text:p>
              </table:table-cell>
              <table:table-cell office:value-type="float" office:value="30534">
                <text:p>30534</text:p>
              </table:table-cell>
              <table:table-cell office:value-type="float" office:value="29967">
                <text:p>29967</text:p>
              </table:table-cell>
              <table:table-cell office:value-type="float" office:value="31230">
                <text:p>31230</text:p>
              </table:table-cell>
            </table:table-row>
            <table:table-row>
              <table:table-cell office:value-type="string">
                <text:p>repl-sync</text:p>
              </table:table-cell>
              <table:table-cell office:value-type="float" office:value="7530">
                <text:p>7530</text:p>
              </table:table-cell>
              <table:table-cell office:value-type="float" office:value="6529">
                <text:p>6529</text:p>
              </table:table-cell>
              <table:table-cell office:value-type="float" office:value="6328">
                <text:p>6328</text:p>
              </table:table-cell>
              <table:table-cell office:value-type="float" office:value="5809">
                <text:p>5809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repl-async</text:p>
              </table:table-cell>
              <table:table-cell office:value-type="float" office:value="10563">
                <text:p>10563</text:p>
              </table:table-cell>
              <table:table-cell office:value-type="float" office:value="7532">
                <text:p>7532</text:p>
              </table:table-cell>
              <table:table-cell office:value-type="float" office:value="7266">
                <text:p>7266</text:p>
              </table:table-cell>
              <table:table-cell office:value-type="float" office:value="8686">
                <text:p>8686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string">
                <text:p>dist-sync</text:p>
              </table:table-cell>
              <table:table-cell office:value-type="float" office:value="6935">
                <text:p>6935</text:p>
              </table:table-cell>
              <table:table-cell office:value-type="float" office:value="13635">
                <text:p>13635</text:p>
              </table:table-cell>
              <table:table-cell office:value-type="float" office:value="25188">
                <text:p>25188</text:p>
              </table:table-cell>
              <table:table-cell office:value-type="float" office:value="26860">
                <text:p>26860</text:p>
              </table:table-cell>
              <table:table-cell office:value-type="float" office:value="27677">
                <text:p>27677</text:p>
              </table:table-cell>
            </table:table-row>
            <table:table-row>
              <table:table-cell office:value-type="string">
                <text:p>dist-async</text:p>
              </table:table-cell>
              <table:table-cell office:value-type="float" office:value="10079">
                <text:p>10079</text:p>
              </table:table-cell>
              <table:table-cell office:value-type="float" office:value="9067">
                <text:p>9067</text:p>
              </table:table-cell>
              <table:table-cell office:value-type="float" office:value="29655">
                <text:p>29655</text:p>
              </table:table-cell>
              <table:table-cell office:value-type="float" office:value="28288">
                <text:p>28288</text:p>
              </table:table-cell>
              <table:table-cell office:value-type="float" office:value="29420">
                <text:p>294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01cm" svg:height="13.841cm" xlink:href="." xlink:type="simple" chart:class="chart:line" chart:style-name="ch1">
        <chart:title svg:x="10.432cm" svg:y="0.412cm" chart:style-name="ch2">
          <text:p>TCP non-optimized</text:p>
        </chart:title>
        <chart:legend chart:legend-position="end" svg:x="21.269cm" svg:y="5.58cm" style:legend-expansion="high" chart:style-name="ch3"/>
        <chart:plot-area chart:style-name="ch4" chart:data-source-has-labels="both" svg:x="1.506cm" svg:y="2.035cm" svg:width="18.759cm" svg:height="10.556cm">
          <chartooo:coordinate-region svg:x="2.794cm" svg:y="2.243cm" svg:width="17.262cm" svg:height="9.683cm"/>
          <chart:axis chart:dimension="x" chart:name="primary-x" chart:style-name="ch5" chartooo:axis-type="auto">
            <chartooo:date-scale/>
            <chart:title svg:x="10.361cm" svg:y="12.868cm" chart:style-name="ch6">
              <text:p>Nodes</text:p>
            </chart:title>
            <chart:categories table:cell-range-address="local-table.$B$1:.$F$1"/>
          </chart:axis>
          <chart:axis chart:dimension="y" chart:name="primary-y" chart:style-name="ch5">
            <chart:title svg:x="0.451cm" svg:y="8.407cm" chart:style-name="ch7">
              <text:p>Requests / sec</text:p>
            </chart:title>
            <chart:grid chart:style-name="ch8" chart:class="major"/>
          </chart:axis>
          <chart:series chart:style-name="ch9" chart:values-cell-range-address="local-table.$B$2:.$F$2" chart:label-cell-address="local-table.$A$2" chart:class="chart:line">
            <chart:data-point chart:repeated="5"/>
          </chart:series>
          <chart:series chart:style-name="ch10" chart:values-cell-range-address="local-table.$B$3:.$F$3" chart:label-cell-address="local-table.$A$3" chart:class="chart:line">
            <chart:data-point chart:repeated="5"/>
          </chart:series>
          <chart:series chart:style-name="ch11" chart:values-cell-range-address="local-table.$B$4:.$F$4" chart:label-cell-address="local-table.$A$4" chart:class="chart:line">
            <chart:data-point chart:repeated="5"/>
          </chart:series>
          <chart:series chart:style-name="ch12" chart:values-cell-range-address="local-table.$B$5:.$F$5" chart:label-cell-address="local-table.$A$5" chart:class="chart:line">
            <chart:data-point chart:repeated="5"/>
          </chart:series>
          <chart:series chart:style-name="ch13" chart:values-cell-range-address="local-table.$B$6:.$F$6" chart:label-cell-address="local-table.$A$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n-replicated</text:p>
              </table:table-cell>
              <table:table-cell office:value-type="float" office:value="30478">
                <text:p>30478</text:p>
              </table:table-cell>
              <table:table-cell office:value-type="float" office:value="29708">
                <text:p>29708</text:p>
              </table:table-cell>
              <table:table-cell office:value-type="float" office:value="30534">
                <text:p>30534</text:p>
              </table:table-cell>
              <table:table-cell office:value-type="float" office:value="29967">
                <text:p>29967</text:p>
              </table:table-cell>
              <table:table-cell office:value-type="float" office:value="31230">
                <text:p>31230</text:p>
              </table:table-cell>
            </table:table-row>
            <table:table-row>
              <table:table-cell office:value-type="string">
                <text:p>repl-sync</text:p>
              </table:table-cell>
              <table:table-cell office:value-type="float" office:value="8317">
                <text:p>8317</text:p>
              </table:table-cell>
              <table:table-cell office:value-type="float" office:value="8309">
                <text:p>8309</text:p>
              </table:table-cell>
              <table:table-cell office:value-type="float" office:value="6437">
                <text:p>6437</text:p>
              </table:table-cell>
              <table:table-cell office:value-type="float" office:value="3256">
                <text:p>325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repl-async</text:p>
              </table:table-cell>
              <table:table-cell office:value-type="float" office:value="13495">
                <text:p>13495</text:p>
              </table:table-cell>
              <table:table-cell office:value-type="float" office:value="14345">
                <text:p>14345</text:p>
              </table:table-cell>
              <table:table-cell office:value-type="float" office:value="11179">
                <text:p>11179</text:p>
              </table:table-cell>
              <table:table-cell office:value-type="float" office:value="6140">
                <text:p>6140</text:p>
              </table:table-cell>
              <table:table-cell office:value-type="float" office:value="5483">
                <text:p>5483</text:p>
              </table:table-cell>
            </table:table-row>
            <table:table-row>
              <table:table-cell office:value-type="string">
                <text:p>dist-sync</text:p>
              </table:table-cell>
              <table:table-cell office:value-type="float" office:value="7497">
                <text:p>7497</text:p>
              </table:table-cell>
              <table:table-cell office:value-type="float" office:value="21381">
                <text:p>21381</text:p>
              </table:table-cell>
              <table:table-cell office:value-type="float" office:value="26852">
                <text:p>26852</text:p>
              </table:table-cell>
              <table:table-cell office:value-type="float" office:value="27800">
                <text:p>27800</text:p>
              </table:table-cell>
              <table:table-cell office:value-type="float" office:value="28546">
                <text:p>28546</text:p>
              </table:table-cell>
            </table:table-row>
            <table:table-row>
              <table:table-cell office:value-type="string">
                <text:p>dist-async</text:p>
              </table:table-cell>
              <table:table-cell office:value-type="float" office:value="12534">
                <text:p>12534</text:p>
              </table:table-cell>
              <table:table-cell office:value-type="float" office:value="24277">
                <text:p>24277</text:p>
              </table:table-cell>
              <table:table-cell office:value-type="float" office:value="28409">
                <text:p>28409</text:p>
              </table:table-cell>
              <table:table-cell office:value-type="float" office:value="27225">
                <text:p>27225</text:p>
              </table:table-cell>
              <table:table-cell office:value-type="float" office:value="28743">
                <text:p>287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